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4*"/>
    </style:style>
    <style:style style:name="Tableau1.D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d98" officeooo:paragraph-rsid="000ecd9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cd98" officeooo:paragraph-rsid="000ecd98" style:font-size-asian="15.75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0f2cf8" officeooo:paragraph-rsid="000f2cf8" style:font-size-asian="9.60000038146973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175a9d" officeooo:paragraph-rsid="00175a9d" style:font-size-asian="9.60000038146973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weight="normal" officeooo:rsid="00175a9d" officeooo:paragraph-rsid="00175a9d" style:font-size-asian="9.60000038146973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officeooo:paragraph-rsid="000f2cf8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0ee1" officeooo:paragraph-rsid="001d0ee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f2cf8" officeooo:paragraph-rsid="000ecd98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0ee1" officeooo:paragraph-rsid="001d0ee1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ecd98"/>
    </style:style>
    <style:style style:name="P11" style:family="paragraph" style:parent-style-name="Standard">
      <style:paragraph-properties fo:text-align="start" style:justify-single-word="false"/>
      <style:text-properties officeooo:paragraph-rsid="000f2cf8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1b34b1" officeooo:paragraph-rsid="001b34b1" style:font-size-asian="9.60000038146973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0f2cf8" officeooo:paragraph-rsid="001d0ee1" style:font-size-asian="9.60000038146973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rsid="001d0ee1" officeooo:paragraph-rsid="001d0ee1" style:font-size-asian="9.60000038146973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75a9d" officeooo:paragraph-rsid="001d0ee1" style:font-size-asian="9.60000038146973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normal" officeooo:rsid="001d0ee1" officeooo:paragraph-rsid="001d0ee1" style:font-size-asian="9.60000038146973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paragraph-rsid="001d0ee1"/>
    </style:style>
    <style:style style:name="T1" style:family="text">
      <style:text-properties officeooo:rsid="000f2cf8"/>
    </style:style>
    <style:style style:name="T2" style:family="text">
      <style:text-properties fo:font-size="11pt" style:text-underline-style="none" fo:font-weight="normal" officeooo:rsid="001093c7" style:font-size-asian="9.60000038146973pt" style:font-weight-asian="normal" style:font-size-complex="11pt" style:font-weight-complex="normal"/>
    </style:style>
    <style:style style:name="T3" style:family="text">
      <style:text-properties fo:font-size="11pt" officeooo:rsid="000f2cf8" style:font-size-asian="9.60000038146973pt" style:font-size-complex="11pt"/>
    </style:style>
    <style:style style:name="T4" style:family="text">
      <style:text-properties fo:font-size="11pt" officeooo:rsid="00175a9d" style:font-size-asian="9.60000038146973pt" style:font-size-complex="11pt"/>
    </style:style>
    <style:style style:name="T5" style:family="text">
      <style:text-properties fo:font-size="11pt" officeooo:rsid="001d0ee1" style:font-size-asian="9.60000038146973pt" style:font-size-complex="11pt"/>
    </style:style>
    <style:style style:name="T6" style:family="text">
      <style:text-properties officeooo:rsid="001b34b1"/>
    </style:style>
    <style:style style:name="T7" style:family="text">
      <style:text-properties fo:font-size="14pt" style:text-underline-style="solid" style:text-underline-width="auto" style:text-underline-color="font-color" fo:font-weight="normal" officeooo:rsid="000ecd98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ecd98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1b34b1" style:font-size-asian="14pt" style:font-weight-asian="normal" style:font-size-complex="14pt" style:font-weight-complex="normal"/>
    </style:style>
    <style:style style:name="T10" style:family="text">
      <style:text-properties officeooo:rsid="001d0e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DE TEST</text:p>
      <text:p text:style-name="P2"/>
      <text:p text:style-name="P10"><text:span text:style-name="T7">Exercice testé :</text:span><text:span text:style-name="T8"> </text:span><text:span text:style-name="T9">Division Protégée</text:span></text:p>
      <text:p text:style-name="P8"/>
      <table:table table:name="Tableau1" table:style-name="Tableau1">
        <table:table-column table:style-name="Tableau1.A" table:number-columns-repeated="3"/>
        <table:table-column table:style-name="Tableau1.D"/>
        <table:table-row table:style-name="TableLine94390757510176">
          <table:table-cell table:style-name="Tableau1.A1" office:value-type="string">
            <text:p text:style-name="P12">CAS TESTES</text:p>
          </table:table-cell>
          <table:table-cell table:style-name="Tableau1.A1" office:value-type="string">
            <text:p text:style-name="P12">E (Variables en entrée)</text:p>
            <text:p text:style-name="P12">a <text:s text:c="7"/>b</text:p>
          </table:table-cell>
          <table:table-cell table:style-name="Tableau1.A1" office:value-type="string">
            <text:p text:style-name="P6"><text:span text:style-name="T3">Résultat </text:span><text:span text:style-name="T4">du programme</text:span></text:p>
          </table:table-cell>
          <table:table-cell table:style-name="Tableau1.D1" office:value-type="string">
            <text:p text:style-name="P4">BILAN</text:p>
          </table:table-cell>
        </table:table-row>
        <table:table-row table:style-name="TableLine94390757556432">
          <table:table-cell table:style-name="Tableau1.A2" office:value-type="string">
            <text:p text:style-name="P12">Diviseur nul</text:p>
          </table:table-cell>
          <table:table-cell table:style-name="Tableau1.A2" office:value-type="string">
            <text:p text:style-name="P12"><text:span text:style-name="T10">a</text:span>=<text:span text:style-name="T10">5</text:span> <text:s text:c="5"/><text:span text:style-name="T10">b=0</text:span></text:p>
          </table:table-cell>
          <table:table-cell table:style-name="Tableau1.A2" office:value-type="string">
            <text:p text:style-name="P17"><text:span text:style-name="T3">Affiche un message d’erreur et demande en boucle à l’utilisateur de re-rentrer la valeur </text:span><text:span text:style-name="T5">de b</text:span><text:span text:style-name="T3"> jusqu’à ce qu’une valeur </text:span><text:span text:style-name="T5">non-</text:span><text:span text:style-name="T3">nulle soit rentrée</text:span>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59632">
          <table:table-cell table:style-name="Tableau1.A2" office:value-type="string">
            <text:p text:style-name="P17"><text:span text:style-name="T5">Les deux nuls</text:span></text:p>
          </table:table-cell>
          <table:table-cell table:style-name="Tableau1.A2" office:value-type="string">
            <text:p text:style-name="P14">a=0 <text:s text:c="5"/>b=0</text:p>
          </table:table-cell>
          <table:table-cell table:style-name="Tableau1.A2" office:value-type="string">
            <text:p text:style-name="P15"><text:span text:style-name="T1">Affiche un message d’erreur et demande en boucle à l’utilisateur de re-rentrer la valeur </text:span><text:span text:style-name="T10">de b</text:span><text:span text:style-name="T1"> jusqu’à ce qu’une valeur </text:span><text:span text:style-name="T10">non-</text:span><text:span text:style-name="T1">nulle soit rentrée</text:span>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57920">
          <table:table-cell table:style-name="Tableau1.A2" office:value-type="string">
            <text:p text:style-name="P14">Dividende nul</text:p>
          </table:table-cell>
          <table:table-cell table:style-name="Tableau1.A2" office:value-type="string">
            <text:p text:style-name="P14">a=0 <text:s text:c="5"/>b=3</text:p>
          </table:table-cell>
          <table:table-cell table:style-name="Tableau1.A2" office:value-type="string">
            <text:p text:style-name="P14">res = 0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67984">
          <table:table-cell table:style-name="Tableau1.A2" office:value-type="string">
            <text:p text:style-name="P14">Les deux positifs</text:p>
          </table:table-cell>
          <table:table-cell table:style-name="Tableau1.A2" office:value-type="string">
            <text:p text:style-name="P3"><text:span text:style-name="T10">a=8 <text:s text:c="5"/>b=2</text:span></text:p>
          </table:table-cell>
          <table:table-cell table:style-name="Tableau1.A2" office:value-type="string">
            <text:p text:style-name="P14">res = 4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68944">
          <table:table-cell table:style-name="Tableau1.A2" office:value-type="string">
            <text:p text:style-name="P14">Diviseur négatif</text:p>
          </table:table-cell>
          <table:table-cell table:style-name="Tableau1.A2" office:value-type="string">
            <text:p text:style-name="P13"><text:span text:style-name="T10">a=8 <text:s text:c="4"/>b=-2</text:span></text:p>
          </table:table-cell>
          <table:table-cell table:style-name="Tableau1.A2" office:value-type="string">
            <text:p text:style-name="P14">res = -4</text:p>
          </table:table-cell>
          <table:table-cell table:style-name="Tableau1.D2" office:value-type="string">
            <text:p text:style-name="P4">OK</text:p>
          </table:table-cell>
        </table:table-row>
        <table:table-row table:style-name="TableLine94390757569808">
          <table:table-cell table:style-name="Tableau1.A2" office:value-type="string">
            <text:p text:style-name="P14">Dividende négatif</text:p>
          </table:table-cell>
          <table:table-cell table:style-name="Tableau1.A2" office:value-type="string">
            <text:p text:style-name="P13"><text:span text:style-name="T10">a=-8 <text:s text:c="4"/>b=2</text:span></text:p>
          </table:table-cell>
          <table:table-cell table:style-name="Tableau1.A2" office:value-type="string">
            <text:p text:style-name="P16">res = -4</text:p>
          </table:table-cell>
          <table:table-cell table:style-name="Tableau1.D2" office:value-type="string">
            <text:p text:style-name="P5">OK</text:p>
          </table:table-cell>
        </table:table-row>
        <table:table-row table:style-name="TableLine94390757570720">
          <table:table-cell table:style-name="Tableau1.A2" office:value-type="string">
            <text:p text:style-name="P14">Les deux négatifs</text:p>
          </table:table-cell>
          <table:table-cell table:style-name="Tableau1.A2" office:value-type="string">
            <text:p text:style-name="P13"><text:span text:style-name="T10">a=-8 <text:s text:c="3"/>b=-2</text:span></text:p>
          </table:table-cell>
          <table:table-cell table:style-name="Tableau1.A2" office:value-type="string">
            <text:p text:style-name="P16">res = 4</text:p>
          </table:table-cell>
          <table:table-cell table:style-name="Tableau1.D2" office:value-type="string">
            <text:p text:style-name="P5">OK</text:p>
          </table:table-cell>
        </table:table-row>
      </table:table>
      <text:p text:style-name="P11"><text:span text:style-name="T2"/></text:p>
      <text:p text:style-name="P7">CONCLUSION</text:p>
      <text:p text:style-name="P7"/>
      <text:p text:style-name="P9">Le programme refuse d’effectuer la division par b si b est nul, dans ce cas là il demande à l’utilisateur de rentrer une nouvelle valeur pour b jusqu’à ce que celle-ci soit non-nulle. Le programme se comporte correctemen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d98" officeooo:paragraph-rsid="000ecd98"/>
    </style:style>
    <style:style style:name="MT1" style:family="text">
      <style:text-properties officeooo:rsid="001b34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amuel PREVOT</text:p>
        <text:p text:style-name="MP1">TP<text:span text:style-name="MT1">2 15/09/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6:06:06.880787850</meta:creation-date>
    <dc:date>2022-09-15T15:11:54.768542901</dc:date>
    <meta:editing-duration>PT57M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39" meta:word-count="162" meta:character-count="897" meta:non-whitespace-character-count="736"/>
  </office:meta>
</office:document-meta>
</file>